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6pt" fo:font-weight="bold" officeooo:rsid="00192940" officeooo:paragraph-rsid="00192940" fo:background-color="transparent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6pt" fo:font-weight="normal" officeooo:rsid="00192940" officeooo:paragraph-rsid="00192940" fo:background-color="transparent" style:font-size-asian="16pt" style:font-weight-asian="normal" style:font-size-complex="16pt" style:font-weight-complex="normal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size="12pt" officeooo:rsid="001ab828" officeooo:paragraph-rsid="001ab828" style:font-size-asian="10.5pt" style:font-size-complex="12pt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size="12pt" fo:font-weight="bold" officeooo:rsid="001ab828" officeooo:paragraph-rsid="001c8629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1c8629" officeooo:paragraph-rsid="001c8629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20fb0d" officeooo:paragraph-rsid="0020fb0d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216b71" officeooo:paragraph-rsid="00216b71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1fee5d" officeooo:paragraph-rsid="001fee5d" fo:background-color="transparent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2pt" fo:font-weight="normal" officeooo:rsid="001fee5d" officeooo:paragraph-rsid="0020fb0d" fo:background-color="transparent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ab828"/>
    </style:style>
    <style:style style:name="P12" style:family="paragraph" style:parent-style-name="Preformatted_20_Text">
      <style:paragraph-properties fo:margin-top="0in" fo:margin-bottom="0.1965in" loext:contextual-spacing="false"/>
      <style:text-properties fo:font-weight="bold" officeooo:rsid="00236602" officeooo:paragraph-rsid="00236602" style:font-weight-asian="bold" style:font-weight-complex="bold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weight="bold" officeooo:rsid="0024c61c" officeooo:paragraph-rsid="0024c61c" style:font-weight-asian="bold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fo:font-weight="bold" officeooo:rsid="0024c61c" officeooo:paragraph-rsid="0024c61c" fo:background-color="transparent" style:font-weight-asian="bold" style:font-weight-complex="bold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0fb0d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16b71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rsid="002326a9" officeooo:paragraph-rsid="002326a9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2326a9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236602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24c61c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rsid="0024c61c" officeooo:paragraph-rsid="0024c61c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192940" fo:background-color="#87d1d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3bc64" officeooo:paragraph-rsid="00192940" fo:background-color="#87d1d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92940" officeooo:paragraph-rsid="00192940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192940" officeooo:paragraph-rsid="00192940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92940"/>
    </style:style>
    <style:style style:name="P27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24c61c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b893c" officeooo:paragraph-rsid="0024c61c" fo:background-color="transparent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24c61c"/>
    </style:style>
    <style:style style:name="T1" style:family="text">
      <style:text-properties officeooo:rsid="001ff8ae"/>
    </style:style>
    <style:style style:name="T2" style:family="text">
      <style:text-properties officeooo:rsid="00192940"/>
    </style:style>
    <style:style style:name="T3" style:family="text">
      <style:text-properties fo:font-size="16pt" fo:font-weight="normal" officeooo:rsid="00192940" fo:background-color="transparent" loext:char-shading-value="0" style:font-size-asian="16pt" style:font-weight-asian="normal" style:font-size-complex="16pt" style:font-weight-complex="normal"/>
    </style:style>
    <style:style style:name="T4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5" style:family="text">
      <style:text-properties officeooo:rsid="001ab828"/>
    </style:style>
    <style:style style:name="T6" style:family="text">
      <style:text-properties fo:font-size="12pt" officeooo:rsid="001ab828" style:font-size-asian="10.5pt" style:font-size-complex="12pt"/>
    </style:style>
    <style:style style:name="T7" style:family="text">
      <style:text-properties fo:font-size="12pt" fo:font-weight="normal" officeooo:rsid="0020fb0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16b71" style:font-size-asian="10.5pt" style:font-weight-asian="normal" style:font-size-complex="12pt" style:font-weight-complex="normal"/>
    </style:style>
    <style:style style:name="T9" style:family="text">
      <style:text-properties fo:font-weight="bold" officeooo:rsid="00236602" style:font-weight-asian="bold" style:font-weight-complex="bold"/>
    </style:style>
    <style:style style:name="T10" style:family="text">
      <style:text-properties fo:font-weight="bold" officeooo:rsid="0024c61c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236602" fo:background-color="transparent" loext:char-shading-value="0" style:font-weight-asian="bold" style:font-weight-complex="bold"/>
    </style:style>
    <style:style style:name="T13" style:family="text">
      <style:text-properties officeooo:rsid="001e7dde"/>
    </style:style>
    <style:style style:name="T14" style:family="text">
      <style:text-properties officeooo:rsid="0020fb0d"/>
    </style:style>
    <style:style style:name="T15" style:family="text">
      <style:text-properties officeooo:rsid="00216b71"/>
    </style:style>
    <style:style style:name="T16" style:family="text">
      <style:text-properties officeooo:rsid="002326a9"/>
    </style:style>
    <style:style style:name="T17" style:family="text">
      <style:text-properties officeooo:rsid="00236602"/>
    </style:style>
    <style:style style:name="T18" style:family="text">
      <style:text-properties officeooo:rsid="0024c61c"/>
    </style:style>
    <style:style style:name="T19" style:family="text">
      <style:text-properties style:font-name="Liberation Serif" fo:font-size="14pt" fo:font-weight="bold" officeooo:rsid="001b893c" style:font-size-asian="12.25pt" style:font-weight-asian="bold" style:font-size-complex="14pt" style:font-weight-complex="bold"/>
    </style:style>
    <style:style style:name="T20" style:family="text">
      <style:text-properties style:font-name="Liberation Serif" fo:font-size="14pt" fo:font-weight="bold" officeooo:rsid="001b893c" fo:background-color="transparent" loext:char-shading-value="0" style:font-size-asian="12.25pt" style:font-weight-asian="bold" style:font-size-complex="14pt" style:font-weight-complex="bold"/>
    </style:style>
    <style:style style:name="T21" style:family="text">
      <style:text-properties style:font-name="Liberation Serif" fo:font-size="16pt" fo:font-weight="bold" officeooo:rsid="001b893c" fo:background-color="transparent" loext:char-shading-value="0" style:font-size-asian="16pt" style:font-weight-asian="bold" style:font-size-complex="16pt" style:font-weight-complex="bold"/>
    </style:style>
    <style:style style:name="T22" style:family="text">
      <style:text-properties style:font-name="Liberation Serif" fo:font-weight="bold" officeooo:rsid="001b893c" fo:background-color="transparent" loext:char-shading-value="0" style:font-weight-asian="bold" style:font-weight-complex="bold"/>
    </style:style>
    <style:style style:name="T23" style:family="text">
      <style:text-properties style:font-name="Liberation Serif" fo:font-size="18pt" fo:font-weight="bold" officeooo:rsid="001b893c" fo:background-color="transparent" loext:char-shading-value="0" style:font-size-asian="18pt" style:font-weight-asian="bold" style:font-size-complex="18pt" style:font-weight-complex="bold"/>
    </style:style>
    <style:style style:name="T24" style:family="text">
      <style:text-properties fo:font-size="14pt" fo:font-weight="bold" style:font-size-asian="12.25pt" style:font-weight-asian="bold" style:font-size-complex="14pt" style:font-weight-complex="bold"/>
    </style:style>
    <style:style style:name="T25" style:family="text">
      <style:text-properties fo:font-size="14pt" fo:font-weight="bold" fo:background-color="transparent" loext:char-shading-value="0" style:font-size-asian="12.25pt" style:font-weight-asian="bold" style:font-size-complex="14pt" style:font-weight-complex="bold"/>
    </style:style>
    <style:style style:name="T26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27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ssignment OF <text:span text:style-name="T2">Fourth</text:span> Session( Dec <text:span text:style-name="T1">16-21</text:span> )</text:p>
      <text:p text:style-name="P23"/>
      <text:p text:style-name="P23"/>
      <text:p text:style-name="P24">Section 9 :</text:p>
      <text:p text:style-name="P24"/>
      <text:p text:style-name="P24">First It was the introduction of Some Data Projects and then Real working and examples of Data Analytics project.<text:line-break/><text:line-break/>Titanic Problem :</text:p>
      <text:p text:style-name="P24"/>
      <text:p text:style-name="P24">Info of Titanic DataFrame :</text:p>
      <text:p text:style-name="P24"/>
      <text:p text:style-name="P1">titanic_df.info()</text:p>
      <text:p text:style-name="P25"/>
      <text:p text:style-name="P25">→ Specific details and projecting them in grids</text:p>
      <text:p text:style-name="P25">→ Choosing columns </text:p>
      <text:p text:style-name="P26"><text:span text:style-name="T3">→ </text:span>titanic_df['person']=titanic_df[['Age','Sex']].apply(male_female_child,axis=1)</text:p>
      <text:p text:style-name="P25"/>
      <text:p text:style-name="P25">Age of all the people and analyzing them :</text:p>
      <text:p text:style-name="P25"/>
      <text:p text:style-name="P2">titanic_df['Age'].value_counts()</text:p>
      <text:p text:style-name="P25"/>
      <text:p text:style-name="P25">Drawing <text:span text:style-name="T5">The curve and analyzing :</text:span></text:p>
      <text:p text:style-name="P25"/>
      <text:p text:style-name="P2">oldest = titanic_df['Age'].max()</text:p>
      <text:p text:style-name="Preformatted_20_Text"/>
      <text:p text:style-name="Preformatted_20_Text">fig.set(xlim=(0,oldest))</text:p>
      <text:p text:style-name="Preformatted_20_Text"/>
      <text:p text:style-name="P3"/>
      <text:p text:style-name="P4">→ Analyzing different people who were alone and with family.</text:p>
      <text:p text:style-name="P11"><text:span text:style-name="T6">→ </text:span>titanic_df['Alone']</text:p>
      <text:p text:style-name="P11"><text:span text:style-name="T6">→ </text:span>titanic_df['Alone'].loc[titanic_df['Alone'] &gt; 0] = 'With Family'</text:p>
      <text:p text:style-name="P4"/>
      <text:p text:style-name="P11"><text:span text:style-name="T6"><text:s text:c="2"/>→ </text:span>sns.factorplot('Survivor',data=titanic_df,palette='Set1',kind='count')</text:p>
      <text:p text:style-name="P4">→ <text:span text:style-name="T11">Analyzing with hue nad playing with pallete </text:span></text:p>
      <text:p text:style-name="P4"><text:soft-page-break/>→ sns.lmplot('Age','Survived',hue='Pclass',</text:p>
      <text:p text:style-name="P3"><text:s text:c="11"/>data=titanic_df,palette='winter')</text:p>
      <text:p text:style-name="P4"/>
      <text:p text:style-name="P5">Stock Market Analysis</text:p>
      <text:p text:style-name="P6">Making two arrays , one empty and other <text:span text:style-name="T13">a filled one.</text:span></text:p>
      <text:p text:style-name="P9">Analyzing with standard data from yahoo finance of Apple, Google, Microsoft , Amazon.</text:p>
      <text:p text:style-name="P9">Similarrly using the normal ccommandsa and projecting the data usin matplotlib lib and other cool libraries.<text:line-break/></text:p>
      <text:p text:style-name="P10"><text:span text:style-name="T14">Finding mean of google column :</text:span></text:p>
      <text:p text:style-name="P10"><text:s text:c="2"/>→<text:span text:style-name="T14"> </text:span>mu = rets.mean()['GOOG']</text:p>
      <text:p text:style-name="P7">Finding standard deviation of same colummn using</text:p>
      <text:p text:style-name="P15"><text:span text:style-name="T7"><text:s text:c="2"/>→ </text:span>mu = rets.<text:span text:style-name="T14">std</text:span>()['GOOG']</text:p>
      <text:p text:style-name="P7"/>
      <text:p text:style-name="P7"><text:span text:style-name="Strong_20_Emphasis">Election Project</text:span></text:p>
      <text:p text:style-name="P7"/>
      <text:p text:style-name="P16"><text:span text:style-name="T8">Gzoing to the text and radingthe stirngs<text:line-break/></text:span></text:p>
      <text:p text:style-name="P16">source = requests.get(url).text</text:p>
      <text:p text:style-name="Preformatted_20_Text"/>
      <text:p text:style-name="P3">poll_data = StringIO(source)</text:p>
      <text:p text:style-name="P8">→ <text:s/>Plotting them in tabular column :</text:p>
      <text:p text:style-name="P8">sns.factorplot('Affiliation',data=poll_df,kind='count')</text:p>
      <text:p text:style-name="P8"/>
      <text:p text:style-name="P8">With different afctors:</text:p>
      <text:p text:style-name="P16"><text:span text:style-name="T8"><text:s/>→ </text:span>ns.factorplot('Affiliation',data=poll_df,kind='count',hue='Population')</text:p>
      <text:p text:style-name="Text_20_body"><text:soft-page-break/></text:p>
      <text:p text:style-name="P8">→ with specific column :</text:p>
      <text:p text:style-name="P16"><text:span text:style-name="T8"><text:s/></text:span>poll_avg.columns = ['Average','STD']</text:p>
      <text:p text:style-name="P16">→<text:span text:style-name="T15"> Sublots of obama, Romney thats undecided</text:span></text:p>
      <text:p text:style-name="P16"><text:s text:c="2"/>poll_df.plot(x='End Date',y = ['Obama','Romney','Undecided'],</text:p>
      <text:p text:style-name="P3"><text:s text:c="13"/>linestyle='',marker='o')</text:p>
      <text:p text:style-name="P16">→<text:span text:style-name="T16"> after importing datetime </text:span></text:p>
      <text:p text:style-name="P16">→<text:span text:style-name="T16"> </text:span>poll_df = poll_df.groupby(['Start Date'],as_index=False).mean()</text:p>
      <text:p text:style-name="P3">poll_df.head()</text:p>
      <text:p text:style-name="P16">→<text:span text:style-name="T16"> using connecting lines and contiuous gra[[h as</text:span></text:p>
      <text:p text:style-name="P16"><text:s/>→<text:span text:style-name="T16"> </text:span>poll_df.plot('Start Date','Difference',figsize=(12,4),marker='o',</text:p>
      <text:p text:style-name="P3"><text:s text:c="13"/>linestyle='-',color='purple')</text:p>
      <text:p text:style-name="P17">data of the column till the count ends by :</text:p>
      <text:p text:style-name="P18"><text:span text:style-name="T16">→ </text:span>donor_df['contb_receipt_amt'].value_counts()</text:p>
      <text:p text:style-name="P17">- Copying and sorting the column :</text:p>
      <text:p text:style-name="P18"><text:span text:style-name="T16">→ </text:span>top_donor = donor_df['contb_receipt_amt'].copy()</text:p>
      <text:p text:style-name="Preformatted_20_Text"/>
      <text:p text:style-name="Preformatted_20_Text">t op_donor.sort()</text:p>
      <text:p text:style-name="Preformatted_20_Text"/>
      <text:p text:style-name="P19">top_donor</text:p>
      <text:p text:style-name="P17">→<text:span text:style-name="T17"> Printing and analyzing beautiful bar graphs :</text:span></text:p>
      <text:p text:style-name="P18"><text:span text:style-name="T16"><text:s/></text:span>occupation_df.plot(kind='bar')</text:p>
      <text:p text:style-name="P18"><text:span text:style-name="T16"><text:s/>→ </text:span>occupation_df.plot(kind='barh',figsize=(10,12),cmap='seismic')</text:p>
      <text:p text:style-name="P21">-----------------------------------------------------------------------------------</text:p>
      <text:p text:style-name="P13"><text:span text:style-name="T27">Section 10 :</text:span></text:p>
      <text:p text:style-name="P12">Machine learning and a few algorithms</text:p>
      <text:p text:style-name="P12">Logistic Regression :</text:p>
      <text:p text:style-name="P12">Definingour own fuction for setting values of affairs by returning two values ,</text:p>
      <text:p text:style-name="P19"><text:soft-page-break/><text:span text:style-name="T9">→ </text:span>def affair_check(x):</text:p>
      <text:p text:style-name="Preformatted_20_Text"><text:s text:c="4"/>if x != 0:</text:p>
      <text:p text:style-name="Preformatted_20_Text"><text:s text:c="8"/>return 1</text:p>
      <text:p text:style-name="Preformatted_20_Text"><text:s text:c="4"/>else:</text:p>
      <text:p text:style-name="P3"><text:s text:c="8"/>return 0</text:p>
      <text:p text:style-name="P12">→ Applying on table :</text:p>
      <text:p text:style-name="P19"><text:span text:style-name="T9"><text:s text:c="2"/>→ <text:s/></text:span>df['Had_Affair'] = df['affairs'].apply(affair_check)</text:p>
      <text:p text:style-name="P12">→ Afcet frid plot and tabular data analyzing :</text:p>
      <text:p text:style-name="P19"><text:span text:style-name="T9">→ </text:span>sns.factorplot('yrs_married',data=df,hue='Had_Affair',</text:p>
      <text:p text:style-name="P3"><text:s text:c="14"/>palette='coolwarm',kind='count')</text:p>
      <text:p text:style-name="P12">→ Close by related </text:p>
      <text:p text:style-name="P19"><text:span text:style-name="T9">→ </text:span>sns.factorplot('educ',data=df,hue='Had_Affair',</text:p>
      <text:p text:style-name="P3"><text:s text:c="14"/>palette='coolwarm',kind='count')</text:p>
      <text:p text:style-name="P19"><text:span text:style-name="T9">Understanding </text:span><text:span text:style-name="T11">multicolinearity issue </text:span><text:span text:style-name="T12">and dropping relevant coliumns for oreventing it :</text:span></text:p>
      <text:p text:style-name="P19"><text:span text:style-name="T12"><text:s/>→ X = X.drop('hocc1',axis=1)</text:span></text:p>
      <text:p text:style-name="P19"><text:s text:c="3"/>X = X.drop('occ1',axis=1)</text:p>
      <text:p text:style-name="P3"><text:s text:c="3"/>X = X.drop('affairs',axis=1)</text:p>
      <text:p text:style-name="P12">Making the transpose of the model and understanding in a simplper way :</text:p>
      <text:p text:style-name="P19"><text:span text:style-name="T9"><text:s/>→ </text:span>coeff_df = DataFrame(dict(zip(X.columns,np.transpose(log_model.coef_))))</text:p>
      <text:p text:style-name="P19"><text:span text:style-name="T9">Training the model and splitting and finally using fit.<text:line-break/>→ </text:span></text:p>
      <text:p text:style-name="P19"><text:span text:style-name="T9"><text:s text:c="2"/></text:span>log_model2 = LogisticRegression()</text:p>
      <text:p text:style-name="Preformatted_20_Text"/>
      <text:p text:style-name="P3"><text:s text:c="2"/>log_model2.fit(X_train,Y_train)</text:p>
      <text:p text:style-name="P12">- Accuracy :</text:p>
      <text:p text:style-name="P19"><text:span text:style-name="T9"><text:s/>→ </text:span>print (metrics.accuracy_score(Y_test,class_predict))</text:p>
      <text:p text:style-name="P13"/>
      <text:p text:style-name="P13">Learning sklearn and applying ML concepts to problems</text:p>
      <text:p text:style-name="P13">printing dataset</text:p>
      <text:p text:style-name="P20"><text:soft-page-break/><text:span text:style-name="T10"><text:s/>→ </text:span>boston = load_boston()</text:p>
      <text:p text:style-name="Text_20_body"><text:s text:c="4"/>print (boston.DESCR)</text:p>
      <text:p text:style-name="P13">→ Analyzing histograms and Printing </text:p>
      <text:p text:style-name="P20"><text:span text:style-name="T10">→ </text:span>plt.hist(boston.target,bins=50)</text:p>
      <text:p text:style-name="Preformatted_20_Text"/>
      <text:p text:style-name="Preformatted_20_Text"><text:s text:c="2"/>plt.xlabel('Prices in $1000s') <text:s text:c="3"/></text:p>
      <text:p text:style-name="P3"><text:s text:c="2"/>plt.ylabel('Number of houses') </text:p>
      <text:p text:style-name="P13"><text:s text:c="2"/>→ Understanding the linear regression and plotting the points and seeing if it falls in any feasible area .</text:p>
      <text:p text:style-name="P20"><text:span text:style-name="T10">→ </text:span>sns.lmplot('RM','Price',data=boston_df)</text:p>
      <text:p text:style-name="P20"><text:span text:style-name="T10">→ </text:span>X = boston_df.RM</text:p>
      <text:p text:style-name="P13">Estimating by first finding L_reg</text:p>
      <text:p text:style-name="P20"><text:span text:style-name="T10">→ </text:span>coeff_df = DataFrame(boston_df.columns)</text:p>
      <text:p text:style-name="Preformatted_20_Text">coeff_df.columns = ['Features']</text:p>
      <text:p text:style-name="Preformatted_20_Text"/>
      <text:p text:style-name="Preformatted_20_Text">coeff_df['Coefficient Estimate'] = pd.Series(lreg.coef_)</text:p>
      <text:p text:style-name="Preformatted_20_Text"/>
      <text:p text:style-name="P3">coeff_df</text:p>
      <text:p text:style-name="P13">→ Train </text:p>
      <text:p text:style-name="P20"><text:span text:style-name="T10">→ </text:span>pred_train = lreg.predict(X_train) </text:p>
      <text:p text:style-name="P3"><text:s text:c="2"/>pred_test = lreg.predict(X_test)</text:p>
      <text:p text:style-name="P13">→ Understanding and printing the residual value :</text:p>
      <text:p text:style-name="P20"><text:span text:style-name="T10">→ </text:span>train = plt.scatter(pred_train,(pred_train - Y_train),c='b',alpha=0.5)</text:p>
      <text:p text:style-name="Preformatted_20_Text"/>
      <text:p text:style-name="Preformatted_20_Text"><text:s text:c="2"/>test = plt.scatter(pred_test,(pred_test - Y_test),c='r',alpha=0.5)</text:p>
      <text:p text:style-name="Preformatted_20_Text"/>
      <text:p text:style-name="Preformatted_20_Text"><text:s text:c="2"/>plt.hlines(y=0,xmin=-10,xmax=40)</text:p>
      <text:p text:style-name="Preformatted_20_Text"/>
      <text:p text:style-name="Preformatted_20_Text"><text:s text:c="2"/>plt.legend((train,test),('Training','Test'),loc='lower left')</text:p>
      <text:p text:style-name="Preformatted_20_Text"><text:s text:c="2"/></text:p>
      <text:p text:style-name="P3"><text:s text:c="2"/>plt.title('Residual Plots')</text:p>
      <text:p text:style-name="P13"><text:s text:c="2"/>-----------------------------------------------------------------------------------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29"><text:span text:style-name="Strong_20_Emphasis"><text:span text:style-name="T19"><text:s text:c="59"/></text:span></text:span><text:span text:style-name="Strong_20_Emphasis"><text:span text:style-name="T23">Thank You</text:span></text:span></text:p>
      <text:p text:style-name="P28"><text:s text:c="4"/></text:p>
      <text:p text:style-name="P28">By</text:p>
      <text:p text:style-name="P28">NAME : <text:s/>Kumar Paritosh</text:p>
      <text:p text:style-name="P27"><text:span text:style-name="T26"><text:s text:c="9"/>EMAIL : </text:span><text:a xlink:type="simple" xlink:href="mailto:kparitosh98@gmail.com" text:style-name="Internet_20_link" text:visited-style-name="Visited_20_Internet_20_Link"><text:span text:style-name="T26">kparitosh98@gmail.com</text:span></text:a></text:p>
      <text:p text:style-name="P13"><text:span text:style-name="Strong_20_Emphasis"><text:span text:style-name="T23"><text:s text:c="32"/>Course : Data Analytics With Python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23:33:18.998706650</meta:creation-date>
    <dc:date>2017-12-22T05:03:25.709378742</dc:date>
    <meta:editing-duration>PT14M44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6" meta:paragraph-count="118" meta:word-count="519" meta:character-count="4844" meta:non-whitespace-character-count="4176"/>
  </office:meta>
</office:document-meta>
</file>